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trovací objekt</text:p>
      <text:p text:style-name="Subtitle">Systém BigBrother</text:p>
      <text:p text:style-name="Text_20_body">Filtrovací objekt je na server odeslán formou parametru <text:span text:style-name="Source_20_Text">_filter</text:span>, který obsahuje kombinované pole. Toto pole definuje operátory a operandy objektu a při dotazu se z tohoto parametru sestaví filtrační podmínka.</text:p>
      <text:p text:style-name="Text_20_body">Standardní úroveň filtračního objektu obsahuje klíč <text:span text:style-name="Source_20_Text">operator</text:span>, který definuje použitý operátor a zbytek je sekvenční pole, které obsahuje jednotlivé operandy. Výjimkou je první úroveň zanoření, kde se střída vždy objekt s operátorem/výrazem a operandem, kterým jsou na této úrovni operandy spojeny.</text:p>
      <text:p text:style-name="Text_20_body">Operandy mohou být buď vnořené výrazy nebo mohou být typu:</text:p>
      <text:list xml:id="list2064521135" text:style-name="L1">
        <text:list-item>
          <text:p text:style-name="P1">pole</text:p>
        </text:list-item>
        <text:list-item>
          <text:p text:style-name="P1">řetězec</text:p>
        </text:list-item>
        <text:list-item>
          <text:p text:style-name="P1">číslo</text:p>
        </text:list-item>
        <text:list-item>
          <text:p text:style-name="P1">sloupec</text:p>
        </text:list-item>
      </text:list>
      <text:p text:style-name="Text_20_body">Poslední typ operandu sloupec je oddělen tak, že řetězcová hodnota je uvedena v hranatých závorkách. Pokud je potřeba uvést řetězec, který je uzavřen v hranatých závorkách, musí tento řetězec uvedené před hranatou závorkou zpětné lomítko.</text:p>
      <text:p text:style-name="Text_20_body">Dále je možné vytvořit výraz pomocí „otazníkové notace“, tedy ve formátu</text:p>
      <text:p text:style-name="Text_20_body"><text:span text:style-name="Example">created_at &gt; ? AND is_deleted = 0</text:span></text:p>
      <text:p text:style-name="Text_20_body">kde každému otazníku odpovídá jeden parametr, který může být i podvýrazem. Použití této notace se indikuje pomocí klíče <text:span text:style-name="Source_20_Text">expresion</text:span>. Pomocí tohoto typu lze používat například MySQL funkce, jako je SH1, CONCAT, NOW, atd.</text:p>
      <text:h text:style-name="Heading_20_1" text:outline-level="1">Standardní operátory</text:h>
      <text:p text:style-name="Text_20_body">V systému jsou definovány standardní operátory, které mají definovány chování. Pokud je použit nestandardizovaný operátor, jsou vždy akceptovány pouze dva argumenty a ostatní jsou ignorovány.</text:p>
      <text:h text:style-name="Heading_20_2" text:outline-level="2">Operátor AND a OR</text:h>
      <text:p text:style-name="Text_20_body">Všechny argumenty jsou pospojovány pomocí tohoto operátoru.</text:p>
      <text:p text:style-name="Text_20_body">Například z objektu</text:p>
      <text:p text:style-name="Text_20_body">operator = and</text:p>
      <text:p text:style-name="Text_20_body">0 = [is_readed]</text:p>
      <text:p text:style-name="Text_20_body">1 = [is_deleted]</text:p>
      <text:p text:style-name="Text_20_body">2 = [is_admin]</text:p>
      <text:p text:style-name="Text_20_body">se vygeneruje dotaz</text:p>
      <text:p text:style-name="Text_20_body">(`is_readed` AND `is_deleted` AND `is_admin`)</text:p>
      <text:h text:style-name="Heading_20_2" text:outline-level="2">Operátor NOT</text:h>
      <text:p text:style-name="Text_20_body">Akceptuje pouze jeden argument, ostatní ignoruje. Provádí logickou negaci.</text:p>
      <text:p text:style-name="Text_20_body"><text:soft-page-break/>Příklad:</text:p>
      <text:p text:style-name="Text_20_body">operator = not</text:p>
      <text:p text:style-name="Text_20_body">0 = [is_deleted]</text:p>
      <text:p text:style-name="Text_20_body">1 = [is_readed]</text:p>
      <text:p text:style-name="Text_20_body">vygeneruje dotaz, který vrací smazané věci. Druhý argument je ignorován.</text:p>
      <text:p text:style-name="Text_20_body">(NOT `is_deleted`)</text:p>
      <text:h text:style-name="Heading_20_2" text:outline-level="2">Operátory IN a NOTIN</text:h>
      <text:p text:style-name="Text_20_body">Filtrační operátory, které vrací objekty, které jsou, respektive nejsou definované pole obsaženém v druhém argumentu. Pokud je argumentů víc, jsou do pole přidány pomocí array_merge. První argument obsahuje filtrovaný výraz.</text:p>
      <text:p text:style-name="Text_20_body">Příklad:</text:p>
      <text:p text:style-name="Text_20_body">operator = in</text:p>
      <text:p text:style-name="Text_20_body">0 = [id]</text:p>
      <text:p text:style-name="Text_20_body">1 = array(5, 6, 10,54)</text:p>
      <text:p text:style-name="Text_20_body">2 = 4</text:p>
      <text:p text:style-name="Text_20_body">Vrací dotaz</text:p>
      <text:p text:style-name="Text_20_body">(`id` IN (5, 6, 10, 54, 4)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xample" style:family="text">
      <style:text-properties style:font-name="Liberation Mono" style:font-name-asian="Droid Sans Fallback1" style:font-name-complex="FreeSerif"/>
    </style:style>
    <style:style style:name="Source_20_Text" style:display-name="Source Text" style:family="text">
      <style:text-properties style:font-name="Liberation Mono" style:font-name-asian="Droid Sans Fallback1" style:font-name-complex="Free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 Jindra</meta:initial-creator>
    <meta:creation-date>2011-08-03T09:28:06</meta:creation-date>
    <dc:date>2011-08-03T19:05:55</dc:date>
    <dc:creator>Petr Jindra</dc:creator>
    <meta:editing-duration>PT8H41M13S</meta:editing-duration>
    <meta:editing-cycles>9</meta:editing-cycles>
    <meta:generator>LibreOffice/3.3$Linux LibreOffice_project/330m19$Build-301</meta:generator>
    <meta:document-statistic meta:table-count="0" meta:image-count="0" meta:object-count="0" meta:page-count="2" meta:paragraph-count="41" meta:word-count="332" meta:character-count="2180"/>
  </office:meta>
</office:document-meta>
</file>